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139in" table:align="left"/>
    </style:style>
    <style:style style:name="Table1.A" style:family="table-column">
      <style:table-column-properties style:column-width="0.5604in"/>
    </style:style>
    <style:style style:name="Table1.B" style:family="table-column">
      <style:table-column-properties style:column-width="6.2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officeooo:rsid="000f3e04" officeooo:paragraph-rsid="000f3e04" style:font-size-asian="10pt" style:font-size-complex="10pt"/>
    </style:style>
    <style:style style:name="P2" style:family="paragraph" style:parent-style-name="Table_20_Contents">
      <style:text-properties style:font-name="Arial" fo:font-size="10pt" officeooo:rsid="00127171" officeooo:paragraph-rsid="00127171" style:font-size-asian="10pt" style:font-size-complex="10pt"/>
    </style:style>
    <style:style style:name="P3" style:family="paragraph" style:parent-style-name="Table_20_Contents">
      <style:text-properties style:font-name="Arial" fo:font-size="10pt" officeooo:rsid="00129e0d" officeooo:paragraph-rsid="00129e0d" style:font-size-asian="10pt" style:font-size-complex="10pt"/>
    </style:style>
    <style:style style:name="P4" style:family="paragraph" style:parent-style-name="Table_20_Contents">
      <style:text-properties style:font-name="Arial" fo:font-size="11pt" fo:font-weight="bold" officeooo:rsid="000f3e04" officeooo:paragraph-rsid="000f3e0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officeooo:rsid="0002d016" officeooo:paragraph-rsid="0002d016"/>
    </style:style>
    <style:style style:name="P6" style:family="paragraph" style:parent-style-name="Standard">
      <style:text-properties style:font-name="Arial" officeooo:rsid="0004cb2d" officeooo:paragraph-rsid="0004cb2d"/>
    </style:style>
    <style:style style:name="P7" style:family="paragraph" style:parent-style-name="Standard">
      <style:text-properties style:font-name="Arial" officeooo:rsid="000c08bd" officeooo:paragraph-rsid="000c08bd"/>
    </style:style>
    <style:style style:name="P8" style:family="paragraph" style:parent-style-name="Standard">
      <style:text-properties style:font-name="Arial" officeooo:rsid="000f3e04" officeooo:paragraph-rsid="000f3e04"/>
    </style:style>
    <style:style style:name="P9" style:family="paragraph" style:parent-style-name="Standard">
      <style:text-properties style:font-name="Arial" fo:font-size="10pt" officeooo:rsid="000f3e04" officeooo:paragraph-rsid="000f3e04" style:font-size-asian="10pt" style:font-size-complex="10pt"/>
    </style:style>
    <style:style style:name="P10" style:family="paragraph" style:parent-style-name="Standard">
      <style:text-properties style:font-name="Arial" fo:font-size="14pt" officeooo:rsid="0002d016" style:font-size-asian="14pt" style:font-size-complex="14pt"/>
    </style:style>
    <style:style style:name="P11" style:family="paragraph" style:parent-style-name="Standard">
      <style:text-properties style:font-name="Arial" fo:font-size="12pt" officeooo:rsid="0002d016" officeooo:paragraph-rsid="0002d016" style:font-size-asian="12pt" style:font-size-complex="12pt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officeooo:rsid="001a0701" officeooo:paragraph-rsid="001a0701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officeooo:rsid="001b9d23" officeooo:paragraph-rsid="001b9d23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officeooo:rsid="001c11a9" officeooo:paragraph-rsid="001c11a9"/>
    </style:style>
    <style:style style:name="P15" style:family="paragraph" style:parent-style-name="Standard">
      <style:text-properties style:font-name="Arial" style:text-underline-style="none" officeooo:rsid="001db90c" officeooo:paragraph-rsid="001db90c"/>
    </style:style>
    <style:style style:name="P16" style:family="paragraph" style:parent-style-name="Standard">
      <style:text-properties style:font-name="Arial" style:text-underline-style="none" officeooo:rsid="001e61a7" officeooo:paragraph-rsid="001ed636"/>
    </style:style>
    <style:style style:name="P17" style:family="paragraph" style:parent-style-name="Standard">
      <style:text-properties style:font-name="Courier New" fo:font-size="10pt" officeooo:rsid="000f3e04" officeooo:paragraph-rsid="000f3e04" style:font-size-asian="10pt" style:font-size-complex="10pt"/>
    </style:style>
    <style:style style:name="P18" style:family="paragraph" style:parent-style-name="Standard">
      <style:text-properties officeooo:paragraph-rsid="0019bd54"/>
    </style:style>
    <style:style style:name="P19" style:family="paragraph" style:parent-style-name="Standard">
      <style:text-properties style:font-name="Arial" officeooo:rsid="000c08bd" officeooo:paragraph-rsid="000c08bd"/>
    </style:style>
    <style:style style:name="P20" style:family="paragraph" style:parent-style-name="Standard">
      <style:text-properties style:font-name="Arial" officeooo:rsid="00224252" officeooo:paragraph-rsid="00224252"/>
    </style:style>
    <style:style style:name="P21" style:family="paragraph" style:parent-style-name="Standard">
      <style:text-properties style:font-name="Arial" style:text-underline-style="solid" style:text-underline-width="auto" style:text-underline-color="font-color" officeooo:rsid="00224252" officeooo:paragraph-rsid="00224252"/>
    </style:style>
    <style:style style:name="T1" style:family="text">
      <style:text-properties officeooo:rsid="00059a62"/>
    </style:style>
    <style:style style:name="T2" style:family="text">
      <style:text-properties officeooo:rsid="000e027f"/>
    </style:style>
    <style:style style:name="T3" style:family="text">
      <style:text-properties officeooo:rsid="000f5049"/>
    </style:style>
    <style:style style:name="T4" style:family="text">
      <style:text-properties style:font-name="Courier New" fo:font-size="10pt" officeooo:rsid="000e027f" style:font-size-asian="10pt" style:font-size-complex="10pt"/>
    </style:style>
    <style:style style:name="T5" style:family="text">
      <style:text-properties style:font-name="Arial" officeooo:rsid="0018fef8"/>
    </style:style>
    <style:style style:name="T6" style:family="text">
      <style:text-properties style:font-name="Arial" officeooo:rsid="0019bd54"/>
    </style:style>
    <style:style style:name="T7" style:family="text">
      <style:text-properties style:font-name="Arial" officeooo:rsid="000f3e04"/>
    </style:style>
    <style:style style:name="T8" style:family="text">
      <style:text-properties fo:color="#000000" style:font-name="Courier New" fo:font-size="10pt" style:font-size-asian="10pt" style:font-size-complex="10pt"/>
    </style:style>
    <style:style style:name="T9" style:family="text">
      <style:text-properties fo:color="#000000" style:font-name="Courier New" fo:font-size="10pt" officeooo:rsid="0019bd54" style:font-size-asian="10pt" style:font-size-complex="10pt"/>
    </style:style>
    <style:style style:name="T10" style:family="text">
      <style:text-properties officeooo:rsid="001e61a7"/>
    </style:style>
    <style:style style:name="T11" style:family="text">
      <style:text-properties officeooo:rsid="001ed636"/>
    </style:style>
    <style:style style:name="T12" style:family="text">
      <style:text-properties officeooo:rsid="00207794"/>
    </style:style>
    <style:style style:name="T13" style:family="text">
      <style:text-properties officeooo:rsid="002340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ulti-Scale Viewer <text:span text:style-name="T12">v0.9 </text:span>Instructions</text:p>
      <text:p text:style-name="P11">October 23, 2015</text:p>
      <text:p text:style-name="P5"/>
      <text:p text:style-name="P6">The Multi-Scale Viewer can be used to view an overall view of a set of data volumes. The Viewer will render a bounding box in 3D for each data volume in the set. The position and origin of each volume is rendered to scale <text:span text:style-name="T1">to help the user understand the spatial relationship between volumes. This scaling rule holds only for volumes whose largest dimension is at least 1% of the largest dimension of all volumes in the entire set. This rule ensures that a volume bounding box is not rendered too small to be seen.</text:span></text:p>
      <text:p text:style-name="P6"/>
      <text:p text:style-name="P12">Installation Requirements</text:p>
      <text:p text:style-name="P15">SCI software Seg3D must be installed. <text:span text:style-name="T10">See</text:span> <text:a xlink:type="simple" xlink:href="http://sci.utah.edu/cibc-software/seg3d.html" text:style-name="Internet_20_link" text:visited-style-name="Visited_20_Internet_20_Link">http://sci.utah.edu/cibc-software/seg3d.html</text:a> for details.</text:p>
      <text:p text:style-name="P16">The VTK library version 6.2 or greater must also be installed. See <text:a xlink:type="simple" xlink:href="http://www.vtk.org/download/" text:style-name="Internet_20_link" text:visited-style-name="Visited_20_Internet_20_Link"><text:span text:style-name="T11">http://www.vtk.org/download/</text:span></text:a> for details.</text:p>
      <text:p text:style-name="P12"/>
      <text:p text:style-name="P13">Volume Set Configuration</text:p>
      <text:p text:style-name="P7">The <text:span text:style-name="T2">full set of volumes is defined in a single text file named </text:span><text:span text:style-name="T4">load_filenames.txt</text:span><text:span text:style-name="T2">, which resides in the same directory as the viewer executable. This is an ASCII text file with one data field per line. In this file, each volume is described by 6 lines. The format of this file is as follow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Line #</text:p>
          </table:table-cell>
          <table:table-cell table:style-name="Table1.B1" office:value-type="string">
            <text:p text:style-name="P4">Field Descrip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9">Contains the text "VOLUME" only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2" office:value-type="string">
            <text:p text:style-name="P9">Contains an ABSOLUTE file path to the file or series of files to <text:span text:style-name="T3">be </text:span>displayed with this volume. This can be an individual nrrd file, or a file filter pattern to specify a series of files that will be opened and stacked in order to create the volume. Two examples are below, the first for an individual file and the second for a series:</text:p>
            <text:p text:style-name="P17">/Users/Joe/path/to/singleVolumeFile.nrrd</text:p>
            <text:p text:style-name="P17">/Users/Joe/path/to/ImageSeries_00*.tiff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2">Origin of the volume in 3 dimensions. 3 floating-point values are provided with a space between them.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P3">X and Y dimensions of a cross section of the volume in the XY plane, values floating-point with a space between them.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3">Number of slices in the Z dimension (single floating point value)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B2" office:value-type="string">
            <text:p text:style-name="P3">Spacing between slices in the Z axis (single floating point value)</text:p>
          </table:table-cell>
        </table:table-row>
      </table:table>
      <text:p text:style-name="P8"/>
      <text:p text:style-name="P14">Running the Application</text:p>
      <text:p text:style-name="P18"><text:span text:style-name="T5">Once the </text:span><text:span text:style-name="T4">load_filenames.txt</text:span><text:span text:style-name="T5"> file has been configured with the desired volume settings, the Viewer </text:span><text:span text:style-name="T6">can be started. First, run Seg3D software by running it from a Terminal window with the specified socket port number of 9999. An example path might look like this: </text:span><text:span text:style-name="T9">/Applications/Seg3D2.app/Contents/MacOS/Seg3D2 --socket=9999</text:span><text:span text:style-name="T6">. The Viewer is then</text:span><text:span text:style-name="T5"> started by running </text:span><text:span text:style-name="T8">./multiscale </text:span><text:span text:style-name="T5">(or similar path) in a Terminal window. The Multi-Scale Viewer is currently only supported on Mac OS.</text:span><text:span text:style-name="T7"> </text:span></text:p>
      <text:p text:style-name="P7"/>
      <text:p text:style-name="P21">Using the Application</text:p>
      <text:p text:style-name="P20">By left-clicking &amp; dragging, the 3D view of the volume bounding boxes changes by rotating the camera. Holding the shift button pans the camera. Scrolling the mouse wheel (or two-finger drag) zooms the camera. Left-flicking anywhere on the bounding box of a volume will <text:soft-page-break/>print its detail in the Terminal window, and then open that volume in Seg3D. If a “connection refused” message appears, then it should be verified that Seg3D is running with the <text:span text:style-name="T9">--socket=9999</text:span> option. <text:span text:style-name="T13">Press 'q' in the viewer to quit the 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0:29:46.213091000</meta:creation-date>
    <dc:date>2015-10-23T12:06:03.822835000</dc:date>
    <meta:editing-duration>PT1H27M30S</meta:editing-duration>
    <meta:editing-cycles>30</meta:editing-cycles>
    <meta:generator>LibreOffice/4.4.4.3$MacOSX_X86_64 LibreOffice_project/2c39ebcf046445232b798108aa8a7e7d89552ea8</meta:generator>
    <meta:document-statistic meta:table-count="1" meta:image-count="0" meta:object-count="0" meta:page-count="2" meta:paragraph-count="28" meta:word-count="492" meta:character-count="2973" meta:non-whitespace-character-count="2510"/>
  </office:meta>
</office:document-meta>
</file>